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5294b"/>
    </style:style>
    <style:style style:name="T2" style:family="text">
      <style:text-properties officeooo:rsid="0005aa7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PECIFICATIONS TECHNIQUES / CONCEPTION</text:span></text:p>
      <text:list xml:id="list2885939323" text:style-name="L1">
        <text:list-item>
          <text:p text:style-name="P2">Spring au niveau du back (java 8, api Rest) </text:p>
          <text:p text:style-name="P2"/>
        </text:list-item>
        <text:list-item>
          <text:p text:style-name="P2"><text:span text:style-name="T1">Utilisation de</text:span> Spring data pour gérer <text:span text:style-name="T1">les </text:span>entités Jpa une fois crées puis spring data rest pour la gestion des web services associés </text:p>
          <text:p text:style-name="P2"/>
        </text:list-item>
        <text:list-item>
          <text:p text:style-name="P2">Angular 8 pour le front (bootstrap3, jquery) </text:p>
          <text:p text:style-name="P2"/>
        </text:list-item>
        <text:list-item>
          <text:p text:style-name="P2">Gestion des photos : elles ne seront pas stocké en base pour ne pas alourdir celle-ci, chaque produit aura un attribut qui pointe sur le fichier correspondant (chemin) </text:p>
          <text:p text:style-name="P2"/>
        </text:list-item>
        <text:list-item>
          <text:p text:style-name="P2">la gestion de l'authentification se fera côté front avec des données fictives locales (tableau avec noms des utilisateurs et leurs rôles : USER et(ou) <text:span text:style-name="T2">HÔTELIER</text:span>) "3ème Sprint : il faudra le gérer côté back" </text:p>
        </text:list-item>
        <text:list-item>
          <text:p text:style-name="P2">L'utilisateur ou token (user + roles) sera stocké en local storage afin de permettre la navigation sans déconnexion </text:p>
        </text:list-item>
        <text:list-item>
          <text:p text:style-name="P2">"3ème sprint : Mise en oeuvre d'https au niveau du back (changer application.properties, keytool...) </text:p>
        </text:list-item>
        <text:list-item>
          <text:p text:style-name="P1">"3ème sprint : JWT pour la phase d'authentification / utiliser keyclock"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21:46:51.179114179</meta:creation-date>
    <dc:date>2019-10-24T09:17:03.735905092</dc:date>
    <meta:editing-duration>PT8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60" meta:character-count="936" meta:non-whitespace-character-count="789"/>
  </office:meta>
</office:document-meta>
</file>